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94cm" table:align="left"/>
    </style:style>
    <style:style style:name="Table1.A" style:family="table-column">
      <style:table-column-properties style:column-width="6.763cm"/>
    </style:style>
    <style:style style:name="Table1.B" style:family="table-column">
      <style:table-column-properties style:column-width="3.436cm"/>
    </style:style>
    <style:style style:name="Table1.C" style:family="table-column">
      <style:table-column-properties style:column-width="5.89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BodyStyle">
      <style:text-properties style:font-name="Cambria" fo:font-size="10pt" style:font-name-asian="Cambria" style:font-size-asian="10pt" style:font-size-complex="10pt"/>
    </style:style>
    <style:style style:name="P2" style:family="paragraph" style:parent-style-name="BodyStyle" style:list-style-name="">
      <style:text-properties style:font-name="Cambria" fo:font-size="10pt" style:font-name-asian="Cambria" style:font-size-asian="10pt" style:font-size-complex="10pt"/>
    </style:style>
    <style:style style:name="P3" style:family="paragraph" style:parent-style-name="BodyStyle">
      <style:text-properties style:font-name="Cambria" fo:font-size="10pt" fo:font-weight="normal" style:font-name-asian="Cambria" style:font-size-asian="10pt" style:font-weight-asian="normal" style:font-size-complex="10pt" style:font-weight-complex="normal"/>
    </style:style>
    <style:style style:name="P4" style:family="paragraph" style:parent-style-name="Text_20_body"/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>
      <style:text-properties style:font-name="Cambria" fo:font-size="10pt" style:font-name-asian="Cambria" style:font-size-asian="10pt" style:font-size-complex="10pt"/>
    </style:style>
    <style:style style:name="P8" style:family="paragraph" style:parent-style-name="Text_20_body">
      <style:text-properties style:font-name="Cambria" fo:font-size="10pt" fo:font-weight="bold" style:font-name-asian="Cambria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Cambria" fo:font-size="10pt" style:font-name-asian="Cambria" style:font-size-asian="10pt" style:font-size-complex="10pt"/>
    </style:style>
    <style:style style:name="P10" style:family="paragraph" style:parent-style-name="Table_20_Heading">
      <style:text-properties style:font-name="Cambria" fo:font-size="10pt" style:font-name-asian="Cambria" style:font-size-asian="10pt" style:font-size-complex="10pt"/>
    </style:style>
    <style:style style:name="P11" style:family="paragraph" style:parent-style-name="Heading_20_3">
      <style:text-properties style:font-name="Cambria" fo:font-size="10pt" style:font-name-asian="Cambria" style:font-size-asian="10pt" style:font-size-complex="10pt"/>
    </style:style>
    <style:style style:name="T1" style:family="text">
      <style:text-properties style:font-name="Cambria" fo:font-size="10pt" style:font-name-asian="Cambria" style:font-size-asian="10pt" style:font-size-complex="10pt"/>
    </style:style>
    <style:style style:name="T2" style:family="text">
      <style:text-properties style:font-name="Cambria" fo:font-size="10pt" fo:font-weight="normal" style:font-name-asian="Cambria" style:font-size-asian="10pt" style:font-weight-asian="normal" style:font-size-complex="10pt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ext_20_body" text:outline-level="2"><text:span text:style-name="Strong_20_Emphasis"><text:span text:style-name="T1">What Broke America—and How We Fix It</text:span></text:span></text:h>
      <text:p text:style-name="P7">It didn’t happen all at once. Democracies rarely fall in a moment. They fracture and rot from within—until one day you look around and realize our voices have been killed, and billionaires are arguing over the scraps. </text:p>
      <text:h text:style-name="P11" text:outline-level="3">By The Numbers:</text:h>
      <text:h text:style-name="P2" text:outline-level="2">In most cities, median home prices are now 6 to 9-times the average income, up from 2.5-times in the 1970s. Union membership dropped 25%, to below 10%, surrendering care of worker interests to increasingly powerful employers (by any measure: scale, laws, economics). <text:s/>Wealth is now far more concentrated, the top 1% own over 32% of all wealth, up from 10%. Trust in government is at an all time low of 20%, compared to over 70% in 1972. Nearly everyone used to vote, it was considered a precious privelige, but voter has fallen. <text:s/>Among the young, it is often below 40%, down xyz%.</text:h>
      <text:h text:style-name="P2" text:outline-level="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0">Metric</text:p>
            </table:table-cell>
            <table:table-cell table:style-name="Table1.A1" office:value-type="string">
              <text:p text:style-name="P10">1970s America</text:p>
            </table:table-cell>
            <table:table-cell table:style-name="Table1.A1" office:value-type="string">
              <text:p text:style-name="P10">2020s America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1">Median Home Price:Income</text:span></text:span></text:p>
          </table:table-cell>
          <table:table-cell table:style-name="Table1.A1" office:value-type="string">
            <text:p text:style-name="P9">~2.5× annual salary</text:p>
          </table:table-cell>
          <table:table-cell table:style-name="Table1.A1" office:value-type="string">
            <text:p text:style-name="P9">6–9× in most major citi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Union Membership</text:span></text:span></text:p>
          </table:table-cell>
          <table:table-cell table:style-name="Table1.A1" office:value-type="string">
            <text:p text:style-name="P9">~25% of workers</text:p>
          </table:table-cell>
          <table:table-cell table:style-name="Table1.A1" office:value-type="string">
            <text:p text:style-name="P9">~10%, and fall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Top 1% Wealth Share</text:span></text:span></text:p>
          </table:table-cell>
          <table:table-cell table:style-name="Table1.A1" office:value-type="string">
            <text:p text:style-name="P9">~10%</text:p>
          </table:table-cell>
          <table:table-cell table:style-name="Table1.A1" office:value-type="string">
            <text:p text:style-name="P9">&gt;32%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Trust in Government</text:span></text:span></text:p>
          </table:table-cell>
          <table:table-cell table:style-name="Table1.A1" office:value-type="string">
            <text:p text:style-name="P9">&gt;70% (1972)</text:p>
          </table:table-cell>
          <table:table-cell table:style-name="Table1.A1" office:value-type="string">
            <text:p text:style-name="P9">~20% (2023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Youth Voting (18–24)</text:span></text:span></text:p>
          </table:table-cell>
          <table:table-cell table:style-name="Table1.A1" office:value-type="string">
            <text:p text:style-name="P9">~50% (1972)</text:p>
          </table:table-cell>
          <table:table-cell table:style-name="Table1.A1" office:value-type="string">
            <text:p text:style-name="P9">~30–40%, and highly variab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Military Spending as % Fed. Budget</text:span></text:span></text:p>
          </table:table-cell>
          <table:table-cell table:style-name="Table1.A1" office:value-type="string">
            <text:p text:style-name="P9">~30%</text:p>
          </table:table-cell>
          <table:table-cell table:style-name="Table1.A1" office:value-type="string">
            <text:p text:style-name="P9">~50% if you include indirect costs</text:p>
            <text:p text:style-name="P9"/>
          </table:table-cell>
        </table:table-row>
      </table:table>
      <text:p text:style-name="P7">Each number tells a piece of the story: of wealth extracted upward, workers disempowered, homes rendered unaffordable, and democratic faith eroded.</text:p>
      <text:h text:style-name="P11" text:outline-level="3">⚠️ Deathbells of Democracy: A Timeline of Erosion</text:h>
      <text:p text:style-name="P1"><text:span text:style-name="T3">1971 – Powell Memo: Corporate interests begin coordinated political influence campaigns. </text:span></text:p>
      <text:p text:style-name="P3">1987 – Fairness Doctrine repealed: Media polarization begins, partisan infotainment, public opinion manipulation. </text:p>
      <text:p text:style-name="P3">1994 – Gingrich Revolution: <text:s/>Political cooperation becomes weakness; scorched-earth tactics become norm</text:p>
      <text:p text:style-name="P3">2000 – Bush v. Gore: Supreme Court effectively picks a president. Confidence in elections falters.</text:p>
      <text:p text:style-name="P3">2010 – Citizens United: Money becomes “speech.” Billionaires dominate campaigns, drowning out actual citizens.</text:p>
      <text:p text:style-name="P3">2013 – Shelby v. Holder: Key protections of the Voting Rights Act gutted. Voter suppression laws follow.</text:p>
      <text:p text:style-name="P3">2016 – Social Media: The disinformation era, weaponized media, truth becomes relative.</text:p>
      <text:p text:style-name="P1"><text:span text:style-name="Strong_20_Emphasis"><text:span text:style-name="T3">2022–Present – Culture War Gridlock: Performative outrage replaces governance. Compromise is vilified.</text:span></text:span></text:p>
      <text:p text:style-name="Text_20_body"><text:span text:style-name="Strong_20_Emphasis"><text:span text:style-name="T2">1971 – Powell Memo:</text:span></text:span><text:span text:style-name="T2"> A corporate blueprint for capturing political power. It worked.</text:span></text:p>
      <text:p text:style-name="Text_20_body"><text:span text:style-name="T1">Each deathbell sounded louder than the last, and each had measurable impacts: fewer people vote, fewer trust one another, fewer believe democracy even works. </text:span></text:p>
      <text:h text:style-name="P11" text:outline-level="3">Tipping Point?</text:h>
      <text:p text:style-name="P7">Here’s the dangerous truth: most revolutions don't start with poverty. They start with hopelessness. When people feel voiceless, cheated, and alone—they snap. <text:s/>And we’re getting close:</text:p>
      <text:list xml:id="list4679321573988541686" text:style-name="L1">
        <text:list-item>
          <text:p text:style-name="P5"><text:span text:style-name="Strong_20_Emphasis"><text:span text:style-name="T1">70% of Americans live paycheck to paycheck.</text:span></text:span></text:p>
        </text:list-item>
        <text:list-item>
          <text:p text:style-name="P5"><text:span text:style-name="Strong_20_Emphasis"><text:span text:style-name="T1">50% of Americans report “serious loneliness.”</text:span></text:span></text:p>
        </text:list-item>
        <text:list-item>
          <text:p text:style-name="P5"><text:span text:style-name="Strong_20_Emphasis"><text:span text:style-name="T1">Teen suicide and depression rates have doubled since 2007.</text:span></text:span></text:p>
        </text:list-item>
        <text:list-item>
          <text:p text:style-name="P5"><text:soft-page-break/><text:span text:style-name="Strong_20_Emphasis"><text:span text:style-name="T1">Birth rates are in freefall. People can’t afford kids, homes, or peace of mind.</text:span></text:span></text:p>
        </text:list-item>
      </text:list>
      <text:p text:style-name="Text_20_body"><text:span text:style-name="T1">Now imagine being told—by media, by billionaires, by bots—that your neighbor is the enemy. <text:s/>That </text:span><text:span text:style-name="Emphasis"><text:span text:style-name="T1">they</text:span></text:span><text:span text:style-name="T1"> are why you’re poor, anxious, and exhausted. </text:span></text:p>
      <text:h text:style-name="P11" text:outline-level="3">Democracy Is Not a Blood Sport</text:h>
      <text:p text:style-name="Text_20_body"><text:span text:style-name="T1">Democracy was never meant to be a winner-take-all battleground. <text:s/>It’s a contract to </text:span><text:span text:style-name="Emphasis"><text:span text:style-name="T1">live together</text:span></text:span><text:span text:style-name="T1">, even when we disagree. <text:s/>It’s a daily act of compromise, of imperfect solutions forged in public, by people who see each other as fellow citizens, not enemies. <text:s/>It’s building together, not undoing the other side's progress in self-destructive cycles. <text:s/></text:span></text:p>
      <text:p text:style-name="Text_20_body"><text:span text:style-name="T1">Yet here we are: red vs. blue, rural vs. urban, elites vs. everyone, while algorithms fuel outrage, media fuels division, and power concentrates upward. <text:s/>hile we fight, the rich siphon the last wealth from a dying middle class—and buy laws to ensure we can’t stop them. <text:s/>Our communities are dissolving as our screens distract us into unshockable apathy. </text:span></text:p>
      <text:p text:style-name="P8">So, what should we do?</text:p>
      <text:list xml:id="list7057093897213589403" text:style-name="L2">
        <text:list-item>
          <text:p text:style-name="P6"><text:span text:style-name="Strong_20_Emphasis"><text:span text:style-name="T1">Think before you scapegoat.</text:span></text:span><text:span text:style-name="T1"> the enemy is not the poor, or immigrants, or pronouns, or even political opinion; your enemy is the rot in governance, the system that serves only the powerful. </text:span></text:p>
        </text:list-item>
        <text:list-item>
          <text:p text:style-name="P6"><text:span text:style-name="Strong_20_Emphasis"><text:span text:style-name="T1">Refuse the algorithm.</text:span></text:span><text:span text:style-name="T1"> If your feed is full of rage, log off. <text:s/>Talk to your neighbors. <text:s/>Start a Group. <text:s/>Be a human again, re-engage with the goodness in people.</text:span></text:p>
        </text:list-item>
        <text:list-item>
          <text:p text:style-name="P6"><text:span text:style-name="Strong_20_Emphasis"><text:span text:style-name="T1">Act locally.</text:span></text:span><text:span text:style-name="T1"> National politics is a clown show. <text:s/>Your local councils, committees and boards aren't. <text:s/>That’s where real change begins, not in cable news or video shorts, but in your own civic action. </text:span></text:p>
        </text:list-item>
        <text:list-item>
          <text:p text:style-name="P6"><text:span text:style-name="Strong_20_Emphasis"><text:span text:style-name="T1">Vote</text:span></text:span><text:span text:style-name="Strong_20_Emphasis"><text:span text:style-name="T2">, always, and defend the process. <text:s/>P</text:span></text:span><text:span text:style-name="T2">ush for meritocratic or rank-choice voting, hand-counting and public audits—not black-box tabulators and secret counts. </text:span></text:p>
        </text:list-item>
        <text:list-item>
          <text:p text:style-name="P6"><text:span text:style-name="Strong_20_Emphasis"><text:span text:style-name="T1">Build fair coalitions.</text:span></text:span><text:span text:style-name="T1"> The real solution isn’t a hard-right hammer, or hard-left vengeance, it’s moral centrism with teeth. <text:s/>Policies that balance left AND right, freedom with responsibility, fairness with pragmatism. </text:span></text:p>
        </text:list-item>
      </text:list>
      <text:h text:style-name="P11" text:outline-level="3">One Nation, Still Possible</text:h>
      <text:p text:style-name="Text_20_body"><text:span text:style-name="T1">America isn’t dead—but it is sick. And no savior is coming. No billionaire, no party, no messiah. Only </text:span><text:span text:style-name="Emphasis"><text:span text:style-name="T1">us</text:span></text:span><text:span text:style-name="T1">, together.</text:span></text:p>
      <text:p text:style-name="P7">The revolution we need isn’t violent—it’s communal. Civic. Personal. It's not about burning down—it’s about building up.</text:p>
      <text:p text:style-name="Text_20_body"><text:span text:style-name="T1">If we rediscover how to </text:span><text:span text:style-name="Emphasis"><text:span text:style-name="T1">listen</text:span></text:span><text:span text:style-name="T1">, to </text:span><text:span text:style-name="Emphasis"><text:span text:style-name="T1">compromise</text:span></text:span><text:span text:style-name="T1">, and to </text:span><text:span text:style-name="Emphasis"><text:span text:style-name="T1">care</text:span></text:span><text:span text:style-name="T1">—not just for our own, but for strangers—we might yet become the country we pretend to be.</text:span></text:p>
      <text:p text:style-name="P1">This is a plea. A rallying cry. Not for flags or slogans—but for humility, honesty, and constructive action. <text:s/>If we talk, compromise, and organize—locally, respectfully—we might still save our great democratic experiment. <text:s/></text:p>
      <text:p text:style-name="P1"><text:span text:style-name="T1"/></text:p>
      <text:p text:style-name="P1">The groundwork begins here. <text:s/>With each other. <text:s/>With social media and education platforms that are owned by the people, like GroupBuild-dot-org. <text:s/></text:p>
      <text:p text:style-name="P1"><text:span text:style-name="T1"/></text:p>
      <text:p text:style-name="P1"><text:span text:style-name="T1">Do not dictate, deliberate. <text:s/>Do not inflame, unify. <text:s/>In the end, democracy isn’t about being right—it’s about being </text:span><text:soft-page-break/><text:span text:style-name="T1">togethe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Style" style:family="paragraph">
      <style:paragraph-properties fo:text-align="center" style:justify-single-word="false"/>
      <style:text-properties fo:font-size="16pt" fo:font-weight="bold"/>
    </style:style>
    <style:style style:name="SubtitleStyle" style:family="paragraph">
      <style:paragraph-properties fo:text-align="center" style:justify-single-word="false"/>
      <style:text-properties fo:font-size="12pt" fo:font-style="italic"/>
    </style:style>
    <style:style style:name="BodyStyle" style:family="paragraph"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document-statistic meta:table-count="1" meta:image-count="0" meta:object-count="0" meta:page-count="3" meta:paragraph-count="60" meta:word-count="884" meta:character-count="5608"/>
    <dc:date>2025-06-30T17:54:10.56</dc:date>
    <dc:creator>Rick Ballard</dc:creator>
  </office:meta>
</office:document-meta>
</file>